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32pt" fo:font-weight="normal" officeooo:rsid="0003cb44" officeooo:paragraph-rsid="0003cb44" style:font-size-asian="32pt" style:font-weight-asian="normal" style:font-size-complex="32pt" style:font-weight-complex="normal"/>
    </style:style>
    <style:style style:name="P2" style:family="paragraph" style:parent-style-name="Standard">
      <style:text-properties style:font-name="Calibri Light" fo:font-style="normal" style:text-underline-style="solid" style:text-underline-width="auto" style:text-underline-color="font-color" fo:font-weight="normal" officeooo:rsid="0003cb44" officeooo:paragraph-rsid="0003cb44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Calibri Light" fo:font-weight="normal" officeooo:rsid="0003cb44" officeooo:paragraph-rsid="0003cb4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 Light" style:text-underline-style="solid" style:text-underline-width="auto" style:text-underline-color="font-color" fo:font-weight="normal" officeooo:rsid="0003cb44" officeooo:paragraph-rsid="0003cb44" style:font-weight-asian="normal" style:font-weight-complex="normal"/>
    </style:style>
    <style:style style:name="P5" style:family="paragraph" style:parent-style-name="Standard">
      <style:text-properties style:font-name="Calibri Light" style:text-underline-style="solid" style:text-underline-width="auto" style:text-underline-color="font-color" fo:font-weight="normal" officeooo:rsid="0003cb44" officeooo:paragraph-rsid="0003cb44" style:font-weight-asian="normal" style:font-weight-complex="normal"/>
    </style:style>
    <style:style style:name="P6" style:family="paragraph" style:parent-style-name="Standard">
      <style:text-properties fo:color="#c9211e" loext:opacity="100%" style:font-name="Calibri Light" style:text-underline-style="none" fo:font-weight="normal" officeooo:rsid="00045e63" officeooo:paragraph-rsid="00045e63" style:font-weight-asian="normal" style:font-weight-complex="normal"/>
    </style:style>
    <style:style style:name="P7" style:family="paragraph" style:parent-style-name="Standard">
      <style:text-properties fo:color="#c9211e" loext:opacity="100%" style:font-name="Calibri Light" style:text-underline-style="none" fo:font-weight="bold" officeooo:rsid="00045e63" officeooo:paragraph-rsid="0003cb44" style:font-weight-asian="bold" style:font-weight-complex="bold"/>
    </style:style>
    <style:style style:name="P8" style:family="paragraph" style:parent-style-name="Standard">
      <style:text-properties fo:color="#2a6099" loext:opacity="100%" style:font-name="Calibri Light" style:text-underline-style="none" fo:font-weight="normal" officeooo:rsid="00045e63" officeooo:paragraph-rsid="00045e63" style:font-weight-asian="normal" style:font-weight-complex="normal"/>
    </style:style>
    <style:style style:name="P9" style:family="paragraph" style:parent-style-name="Table_20_Contents">
      <style:text-properties style:font-name="Calibri Light"/>
    </style:style>
    <style:style style:name="P10" style:family="paragraph" style:parent-style-name="Table_20_Contents">
      <style:text-properties style:font-name="Calibri Light" officeooo:rsid="00045e63" officeooo:paragraph-rsid="00045e63"/>
    </style:style>
    <style:style style:name="P11" style:family="paragraph" style:parent-style-name="Table_20_Contents">
      <style:text-properties style:font-name="Calibri Light" officeooo:rsid="0004af6b"/>
    </style:style>
    <style:style style:name="P12" style:family="paragraph" style:parent-style-name="Table_20_Contents">
      <style:text-properties style:font-name="Calibri Light" officeooo:rsid="0004af6b" officeooo:paragraph-rsid="0004af6b"/>
    </style:style>
    <style:style style:name="P13" style:family="paragraph" style:parent-style-name="Table_20_Contents">
      <style:text-properties fo:color="#c9211e" loext:opacity="100%" style:font-name="Calibri Light" officeooo:rsid="00045e63" officeooo:paragraph-rsid="00045e63"/>
    </style:style>
    <style:style style:name="P14" style:family="paragraph" style:parent-style-name="Table_20_Contents">
      <style:text-properties fo:color="#2a6099" loext:opacity="100%" style:font-name="Calibri Light" officeooo:rsid="00045e63" officeooo:paragraph-rsid="00045e63"/>
    </style:style>
    <style:style style:name="T1" style:family="text">
      <style:text-properties fo:color="#2a6099" loext:opacity="100%"/>
    </style:style>
    <style:style style:name="T2" style:family="text">
      <style:text-properties officeooo:rsid="00069f44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stocks</text:p>
      <text:p text:style-name="P4">Valorisation des stocks :</text:p>
      <text:p text:style-name="P3">obligatoire</text:p>
      <text:p text:style-name="P5">Méthode d’inventaire permanent :</text:p>
      <text:p text:style-name="P3">comptabilisation réel du stock physique</text:p>
      <text:p text:style-name="P5">Évaluation du stock :</text:p>
      <text:p text:style-name="P3">Entrées évaluées au coût d’achat : Prix d’achat HT + coûts d’achat</text:p>
      <text:p text:style-name="P3"/>
      <text:p text:style-name="P3">les sorties selon 3 méthodes possibles :</text:p>
      <text:p text:style-name="P3">FIFO : First In First Out</text:p>
      <text:p text:style-name="P3">LIFO : Last in First out</text:p>
      <text:p text:style-name="P3">CUMP : Coût Unitaire moyen Pondéré = </text:p>
      <text:p text:style-name="P2">Coût d’achat HT du stock initial + Coût d’achat des entrées</text:p>
      <text:p text:style-name="P3"><text:tab/>quantité du stock initial + quantité achetées</text:p>
      <text:p text:style-name="P7"><text:span text:style-name="T2">CORRECTION EN PHOTO</text:span></text:p>
      <text:p text:style-name="P6">*quantité x prix</text:p>
      <text:p text:style-name="P8">**quantité x prix selon CUMP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13:40:08.367000000</meta:creation-date>
    <dc:date>2022-09-09T15:08:54.552000000</dc:date>
    <meta:editing-duration>PT1H1M42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6" meta:word-count="87" meta:character-count="498" meta:non-whitespace-character-count="425"/>
  </office:meta>
</office:document-meta>
</file>